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20D4F6089C8.png" manifest:media-type="image/png"/>
  <manifest:file-entry manifest:full-path="Pictures/100000010000015E000000F4BC28A90C.png" manifest:media-type="image/png"/>
  <manifest:file-entry manifest:full-path="Pictures/100000010000028E000001E22DC092D6.png" manifest:media-type="image/png"/>
  <manifest:file-entry manifest:full-path="Pictures/10000001000002D900000117A65CC06F.png" manifest:media-type="image/png"/>
  <manifest:file-entry manifest:full-path="Pictures/100000010000030900000122EC89AC56.png" manifest:media-type="image/png"/>
  <manifest:file-entry manifest:full-path="Pictures/100000010000020600000124C0FD29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2c01c" officeooo:paragraph-rsid="0012c01c"/>
    </style:style>
    <style:style style:name="P2" style:family="paragraph" style:parent-style-name="Footer">
      <style:paragraph-properties fo:text-align="end" style:justify-single-word="false"/>
      <style:text-properties officeooo:paragraph-rsid="0012c01c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0cm" svg:y="0.347cm" svg:width="17cm" svg:height="12.529cm" draw:z-index="1"><draw:image xlink:href="Pictures/100000010000028E000001E22DC092D6.png" xlink:type="simple" xlink:show="embed" xlink:actuate="onLoad" draw:mime-type="image/png"/></draw:frame><text:line-break/><text:line-break/><draw:frame draw:style-name="fr1" draw:name="Image1" text:anchor-type="char" svg:x="2.334cm" svg:y="13.771cm" svg:width="9.26cm" svg:height="6.456cm" draw:z-index="0"><draw:image xlink:href="Pictures/100000010000015E000000F4BC28A90C.png" xlink:type="simple" xlink:show="embed" xlink:actuate="onLoad" draw:mime-type="image/png"/></draw:frame></text:p>
      <text:p text:style-name="P3"><draw:frame draw:style-name="fr1" draw:name="Image3" text:anchor-type="char" svg:x="0cm" svg:y="10.386cm" svg:width="17cm" svg:height="6.505cm" draw:z-index="2"><draw:image xlink:href="Pictures/10000001000002D900000117A65CC06F.png" xlink:type="simple" xlink:show="embed" xlink:actuate="onLoad" draw:mime-type="image/png"/></draw:frame><draw:frame draw:style-name="fr1" draw:name="Image4" text:anchor-type="char" svg:x="0cm" svg:y="0.333cm" svg:width="17cm" svg:height="9.306cm" draw:z-index="3"><draw:image xlink:href="Pictures/10000001000003BF0000020D4F6089C8.png" xlink:type="simple" xlink:show="embed" xlink:actuate="onLoad" draw:mime-type="image/png"/></draw:frame><text:line-break/><text:line-break/><text:line-break/><text:line-break/></text:p>
      <text:p text:style-name="P3"><draw:frame draw:style-name="fr1" draw:name="Image5" text:anchor-type="char" svg:x="0cm" svg:y="0.333cm" svg:width="17cm" svg:height="6.343cm" draw:z-index="4"><draw:image xlink:href="Pictures/100000010000030900000122EC89AC56.png" xlink:type="simple" xlink:show="embed" xlink:actuate="onLoad" draw:mime-type="image/png"/></draw:frame><text:line-break/><draw:frame draw:style-name="fr1" draw:name="Image6" text:anchor-type="char" svg:x="-0.019cm" svg:y="7.001cm" svg:width="13.707cm" svg:height="7.726cm" draw:z-index="5"><draw:image xlink:href="Pictures/100000010000020600000124C0FD293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c01c" officeooo:paragraph-rsid="0012c01c"/>
    </style:style>
    <style:style style:name="MP2" style:family="paragraph" style:parent-style-name="Footer">
      <style:paragraph-properties fo:text-align="end" style:justify-single-word="false"/>
      <style:text-properties officeooo:paragraph-rsid="0012c0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udovic Vagner<text:tab/><text:tab/>04/09/2024</text:p>
      </style:header>
      <style:footer>
        <text:p text:style-name="MP2"><text:bookmark-start text:name="PageNumWizard_FOOTER_Style de page par défaut1"/><text:page-number text:select-page="current">3</text:page-number><text:bookmark-end text:name="PageNumWizard_FOOTER_Style de page par défaut1"/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4:44:12.364000000</meta:creation-date>
    <meta:generator>LibreOffice/24.2.4.2$Windows_X86_64 LibreOffice_project/51a6219feb6075d9a4c46691dcfe0cd9c4fff3c2</meta:generator>
    <dc:date>2024-09-04T15:26:37.957000000</dc:date>
    <meta:editing-duration>PT31M16S</meta:editing-duration>
    <meta:editing-cycles>5</meta:editing-cycles>
    <meta:document-statistic meta:table-count="0" meta:image-count="6" meta:object-count="0" meta:page-count="3" meta:paragraph-count="5" meta:word-count="4" meta:character-count="54" meta:non-whitespace-character-count="26"/>
  </office:meta>
</office:document-meta>
</file>